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text-properties officeooo:paragraph-rsid="0015d2be"/>
    </style:style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_3232411627"/>Plan to make Tailwind layouts consistent<text:bookmark-end text:name="__RefHeading___Toc1_3232411627"/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1_3232411627" text:style-name="Index_20_Link" text:visited-style-name="Index_20_Link">Plan to make Tailwind layouts consistent and fast to ship<text:tab/>1</text:a></text:p>
          <text:p text:style-name="P2"><text:a xlink:type="simple" xlink:href="#__RefHeading___Toc3_3232411627" text:style-name="Index_20_Link" text:visited-style-name="Index_20_Link">- Foundations (today)<text:tab/>1</text:a></text:p>
          <text:p text:style-name="P2"><text:a xlink:type="simple" xlink:href="#__RefHeading___Toc5_3232411627" text:style-name="Index_20_Link" text:visited-style-name="Index_20_Link">- Reusable UI primitives (Blade components)<text:tab/>1</text:a></text:p>
          <text:p text:style-name="P2"><text:a xlink:type="simple" xlink:href="#__RefHeading___Toc7_3232411627" text:style-name="Index_20_Link" text:visited-style-name="Index_20_Link">- Migration approach (page by page, low risk)<text:tab/>1</text:a></text:p>
          <text:p text:style-name="P2"><text:a xlink:type="simple" xlink:href="#__RefHeading___Toc9_3232411627" text:style-name="Index_20_Link" text:visited-style-name="Index_20_Link">- Consistency guardrails<text:tab/>2</text:a></text:p>
          <text:p text:style-name="P2"><text:a xlink:type="simple" xlink:href="#__RefHeading___Toc11_3232411627" text:style-name="Index_20_Link" text:visited-style-name="Index_20_Link">- Timeline<text:tab/>2</text:a></text:p>
          <text:p text:style-name="P2"><text:a xlink:type="simple" xlink:href="#__RefHeading___Toc13_3232411627" text:style-name="Index_20_Link" text:visited-style-name="Index_20_Link">- Why this over migrating to Bootstrap<text:tab/>2</text:a></text:p>
        </text:index-body>
      </text:table-of-content>
      <text:p text:style-name="Text_20_body"/>
      <text:p text:style-name="Standard"/>
      <text:h text:style-name="Heading_20_2" text:outline-level="2"><text:bookmark-start text:name="__RefHeading___Toc3_3232411627"/>Foundations (today)<text:bookmark-end text:name="__RefHeading___Toc3_3232411627"/></text:h>
      <text:list text:style-name="L1">
        <text:list-item>
          <text:p text:style-name="P3">Tailwind tokens: unify spacing, radii, colors via tailwind.config.js.</text:p>
        </text:list-item>
        <text:list-item>
          <text:p text:style-name="P3">Prettier + Tailwind plugin: enforce class order and formatting across views.</text:p>
        </text:list-item>
        <text:list-item>
          <text:p text:style-name="P3">Short “UI conventions” doc: 1-page checklist for responsive patterns and actions.</text:p>
        </text:list-item>
      </text:list>
      <text:p text:style-name="Standard"/>
      <text:h text:style-name="Heading_20_2" text:outline-level="2"><text:bookmark-start text:name="__RefHeading___Toc5_3232411627"/>Reusable UI primitives (Blade components)<text:bookmark-end text:name="__RefHeading___Toc5_3232411627"/></text:h>
      <text:list text:style-name="L2">
        <text:list-item>
          <text:p text:style-name="P4">`x-page.header`: back-chevron + title (+ optional subtitle/actions).</text:p>
        </text:list-item>
        <text:list-item>
          <text:p text:style-name="P4">`x-filters.panel`: mobile-collapsible, desktop-visible filter container.</text:p>
        </text:list-item>
        <text:list-item>
          <text:p text:style-name="P4">`x-table.wrapper`: `overflow-x-auto` + `min-w-max` table shell with consistent head/body paddings and alignments.</text:p>
        </text:list-item>
        <text:list-item>
          <text:p text:style-name="P4">`x-list.card`: mobile card item with slots for title, meta, and footer actions.</text:p>
        </text:list-item>
        <text:list-item>
          <text:p text:style-name="P4">`x-form.actions`: stacked buttons on mobile, inline on sm+ with consistent spacing.</text:p>
        </text:list-item>
        <text:list-item>
          <text:p text:style-name="P4">Button utilities: `.btn`, `.btn-primary`, `.btn-edit`, `.btn-delete`, etc. implemented once with `@apply` and reused everywhere.</text:p>
        </text:list-item>
        <text:list-item>
          <text:p text:style-name="P4">Location:</text:p>
          <text:list>
            <text:list-item>
              <text:p text:style-name="P4"><text:s text:c="4"/>Blade: `resources/views/components/...`</text:p>
            </text:list-item>
            <text:list-item>
              <text:p text:style-name="P4"><text:s text:c="4"/>CSS utilities: `resources/css/utilities/buttons.css` (imported in app.css)</text:p>
            </text:list-item>
          </text:list>
        </text:list-item>
      </text:list>
      <text:p text:style-name="Standard"/>
      <text:h text:style-name="Heading_20_2" text:outline-level="2"><text:bookmark-start text:name="__RefHeading___Toc7_3232411627"/>Migration approach (page by page, low risk)<text:bookmark-end text:name="__RefHeading___Toc7_3232411627"/></text:h>
      <text:list text:style-name="L3">
        <text:list-item>
          <text:p text:style-name="P5">Priority 1 (Orders): index (done), create (done), edit (done), show (next).</text:p>
        </text:list-item>
        <text:list-item>
          <text:p text:style-name="P5">Priority 2 (Sales): index/create/show.</text:p>
        </text:list-item>
        <text:list-item>
          <text:p text:style-name="P5">Priority 3 (Inventory): index/low-stock.</text:p>
        </text:list-item>
        <text:list-item>
          <text:p text:style-name="P5">Each page:</text:p>
          <text:list>
            <text:list-item>
              <text:p text:style-name="P5">Replace ad-hoc headers with `x-page.header`.</text:p>
            </text:list-item>
            <text:list-item>
              <text:p text:style-name="P5">Wrap filters in `x-filters.panel`.</text:p>
            </text:list-item>
            <text:list-item>
              <text:p text:style-name="P5">Use `x-table.wrapper` for desktop tables.</text:p>
            </text:list-item>
            <text:list-item>
              <text:p text:style-name="P5">Add `x-list.card` for mobile lists and hide table on mobile.</text:p>
            </text:list-item>
            <text:list-item>
              <text:p text:style-name="P5">Replace raw action buttons with `.btn*` utilities or `x-form.actions` where relevant.</text:p>
            </text:list-item>
          </text:list>
        </text:list-item>
      </text:list>
      <text:p text:style-name="Standard"><text:soft-page-break/></text:p>
      <text:h text:style-name="Heading_20_2" text:outline-level="2"><text:bookmark-start text:name="__RefHeading___Toc9_3232411627"/>Consistency guardrails<text:bookmark-end text:name="__RefHeading___Toc9_3232411627"/></text:h>
      <text:list text:style-name="L4">
        <text:list-item>
          <text:p text:style-name="P7">PR checklist (Definition of Done):</text:p>
          <text:list>
            <text:list-item>
              <text:p text:style-name="P7">Uses `x-page.header` (or explains why not).</text:p>
            </text:list-item>
            <text:list-item>
              <text:p text:style-name="P7">Filters are collapsible on mobile, visible on desktop.</text:p>
            </text:list-item>
            <text:list-item>
              <text:p text:style-name="P7">Mobile cards present; desktop tables have overflow wrappers.</text:p>
            </text:list-item>
            <text:list-item>
              <text:p text:style-name="P6">Actions are reachable on mobile; buttons use `.btn*` utilities.</text:p>
            </text:list-item>
          </text:list>
        </text:list-item>
        <text:list-item>
          <text:p text:style-name="P6">Pre-commit formatting with Prettier + Tailwind plugin.</text:p>
        </text:list-item>
      </text:list>
      <text:p text:style-name="Standard"/>
      <text:h text:style-name="Heading_20_2" text:outline-level="2"><text:bookmark-start text:name="__RefHeading___Toc11_3232411627"/>Timeline<text:bookmark-end text:name="__RefHeading___Toc11_3232411627"/></text:h>
      <text:list text:style-name="L5">
        <text:list-item>
          <text:p text:style-name="P8">Day 1: Add components/utilities + retrofit Orders Show; update docs.</text:p>
        </text:list-item>
        <text:list-item>
          <text:p text:style-name="P8">Day 2–3: Retrofit Sales and Inventory priority screens.</text:p>
        </text:list-item>
        <text:list-item>
          <text:p text:style-name="P8">Ongoing: Convert remaining lists as we touch them.</text:p>
        </text:list-item>
      </text:list>
      <text:p text:style-name="Standard"/>
      <text:h text:style-name="Heading_20_2" text:outline-level="2"><text:bookmark-start text:name="__RefHeading___Toc13_3232411627"/>Why this over migrating to Bootstrap<text:bookmark-end text:name="__RefHeading___Toc13_3232411627"/></text:h>
      <text:list text:style-name="L6">
        <text:list-item>
          <text:p text:style-name="P9">No framework switch risk/cost; we keep Tailwind only as you prefer [[memory:8676888]].</text:p>
        </text:list-item>
        <text:list-item>
          <text:p text:style-name="P9">We still deliver an AdminLTE-like, modern look via shared components [[memory:8676899]].</text:p>
        </text:list-item>
        <text:list-item>
          <text:p text:style-name="P9">Faster, safer path to consistency without sweeping rewrites.</text:p>
        </text:list-item>
      </text:list>
      <text:p text:style-name="Standard"/>
      <text:p text:style-name="Standard">Want me to start by implementing the base components and retrofitting Orders Show now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7:52:18.388186256</meta:creation-date>
    <dc:date>2025-10-06T17:56:55.788171032</dc:date>
    <meta:editing-duration>PT4M38S</meta:editing-duration>
    <meta:editing-cycles>1</meta:editing-cycles>
    <meta:document-statistic meta:table-count="0" meta:image-count="0" meta:object-count="0" meta:page-count="2" meta:paragraph-count="49" meta:word-count="382" meta:character-count="2638" meta:non-whitespace-character-count="2331"/>
    <meta:generator>LibreOffice/24.2.7.2$Linux_X86_64 LibreOffice_project/420$Build-2</meta:generator>
  </office:meta>
</office:document-meta>
</file>